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F0000008A7BA85E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Footer">
      <style:paragraph-properties>
        <style:tab-stops>
          <style:tab-stop style:position="14.801cm" style:type="right"/>
        </style:tab-stops>
      </style:paragraph-properties>
      <style:text-properties officeooo:paragraph-rsid="005494ee"/>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text-properties officeooo:paragraph-rsid="001a5ed6"/>
    </style:style>
    <style:style style:name="P11" style:family="paragraph" style:parent-style-name="BodyAuthor">
      <style:text-properties officeooo:paragraph-rsid="001a1ace"/>
    </style:style>
    <style:style style:name="P12" style:family="paragraph" style:parent-style-name="Footnote">
      <style:text-properties officeooo:rsid="00484ff0" officeooo:paragraph-rsid="00484ff0"/>
    </style:style>
    <style:style style:name="P13" style:family="paragraph" style:parent-style-name="BodyTitle" style:master-page-name="First_20_Page">
      <style:paragraph-properties style:page-number="auto"/>
      <style:text-properties fo:language="en" fo:country="GB" officeooo:paragraph-rsid="004430ad"/>
    </style:style>
    <style:style style:name="P14" style:family="paragraph" style:parent-style-name="BodyContact" style:list-style-name="ContactList"/>
    <style:style style:name="P15" style:family="paragraph" style:parent-style-name="Footer" style:master-page-name="Standard">
      <style:paragraph-properties style:page-number="auto">
        <style:tab-stops>
          <style:tab-stop style:position="14.801cm" style:type="right"/>
        </style:tab-stops>
      </style:paragraph-properties>
      <style:text-properties fo:font-size="6pt" fo:language="en" fo:country="US" fo:font-style="normal" officeooo:rsid="0019354d" officeooo:paragraph-rsid="005494ee" style:font-size-asian="6pt" style:font-style-asian="normal" style:font-size-complex="6pt" style:font-style-complex="normal"/>
    </style:style>
    <style:style style:name="P16" style:family="paragraph" style:parent-style-name="Footer">
      <style:paragraph-properties>
        <style:tab-stops>
          <style:tab-stop style:position="14.801cm" style:type="right"/>
        </style:tab-stops>
      </style:paragraph-properties>
      <style:text-properties fo:font-size="6pt" fo:language="en" fo:country="US" fo:font-style="normal" officeooo:rsid="0019354d" officeooo:paragraph-rsid="005494ee" style:font-size-asian="6pt" style:font-style-asian="normal" style:font-size-complex="6pt" style:font-style-complex="normal"/>
    </style:style>
    <style:style style:name="P17"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8" style:family="paragraph" style:parent-style-name="Heading_20_2" style:list-style-name="WWNum1"/>
    <style:style style:name="P19" style:family="paragraph" style:parent-style-name="Heading_20_3" style:list-style-name="WWNum1"/>
    <style:style style:name="P20" style:family="paragraph" style:parent-style-name="Standard">
      <style:text-properties fo:font-size="10pt" fo:language="en" fo:country="GB" fo:font-style="italic" officeooo:rsid="001a5ed6" officeooo:paragraph-rsid="001a5ed6" style:font-size-asian="10pt" style:font-style-asian="italic" style:font-size-complex="10pt" style:font-style-complex="italic"/>
    </style:style>
    <style:style style:name="P2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22"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T1" style:family="text">
      <style:text-properties fo:font-size="6pt" fo:language="en" fo:country="US" fo:font-style="normal" officeooo:rsid="0019354d" style:font-size-asian="6pt" style:font-style-asian="normal" style:font-size-complex="6pt" style:font-style-complex="normal"/>
    </style:style>
    <style:style style:name="T2" style:family="text">
      <style:text-properties fo:font-size="6pt" fo:language="en" fo:country="US" fo:font-style="italic" officeooo:rsid="0019354d" style:font-size-asian="6pt" style:font-style-asian="italic" style:font-size-complex="6pt" style:font-style-complex="italic"/>
    </style:style>
    <style:style style:name="T3" style:family="text">
      <style:text-properties fo:font-size="6pt" officeooo:rsid="0012ff06" style:font-size-asian="6pt" style:font-size-complex="6pt"/>
    </style:style>
    <style:style style:name="T4" style:family="text">
      <style:text-properties fo:font-size="6pt" officeooo:rsid="004775ab" style:font-size-asian="6pt" style:font-size-complex="6pt"/>
    </style:style>
    <style:style style:name="T5" style:family="text">
      <style:text-properties fo:font-size="11pt" style:font-size-asian="11pt"/>
    </style:style>
    <style:style style:name="T6" style:family="text">
      <style:text-properties fo:language="en" fo:country="US"/>
    </style:style>
    <style:style style:name="T7" style:family="text">
      <style:text-properties fo:font-style="italic" style:font-style-asian="italic"/>
    </style:style>
    <style:style style:name="T8" style:family="text">
      <style:text-properties fo:font-weight="bold" style:font-weight-asian="bold"/>
    </style:style>
    <style:style style:name="T9" style:family="text">
      <style:text-properties style:font-name="Courier" style:font-name-complex="Courier1"/>
    </style:style>
    <style:style style:name="T10" style:family="text">
      <style:text-properties style:font-name="Courier New"/>
    </style:style>
    <style:style style:name="T11" style:family="text">
      <style:text-properties officeooo:rsid="001a1ace"/>
    </style:style>
    <style:style style:name="T12"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3"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Title</text:p>
        <text:p text:style-name="P11">First Author<text:span text:style-name="Author-superscripts">a,</text:span><text:span text:style-name="Author-superscripts"><text:note text:id="ftn1" text:note-class="footnote"><text:note-citation text:label="*">*</text:note-citation><text:note-body><text:p text:style-name="P12">Speaker</text:p></text:note-body></text:note></text:span> <text:span text:style-name="T11">and </text:span><text:span text:style-name="T12">Second</text:span><text:span text:style-name="T11"> Author</text:span><text:span text:style-name="Author-superscripts">a,b</text:span></text:p>
        <text:list text:style-name="ContactList">
          <text:list-item>
            <text:p text:style-name="P14">Institution,<text:line-break/>Street number, City, Country</text:p>
          </text:list-item>
          <text:list-item>
            <text:p text:style-name="P14">Department, University,<text:line-break/>Street number, City, Country</text:p>
          </text:list-item>
        </text:list>
        <text:p text:style-name="BodyContactEmail"><text:span text:style-name="Email_20_Label"><text:span text:style-name="T13">E-mail:</text:span></text:span><text:span text:style-name="Normale_20_POS_20_Char"><text:span text:style-name="T13"> </text:span></text:span><text:span text:style-name="Internet_20_link"><text:span text:style-name="T13">f.author@inst.edu</text:span></text:span><text:span text:style-name="Normale_20_POS_20_Char"><text:span text:style-name="T13">, </text:span></text:span><text:span text:style-name="Internet_20_link"><text:span text:style-name="T13">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meeting"/>
        <text:p text:style-name="meeting"/>
        <text:p text:style-name="meeting"/>
        <text:p text:style-name="meeting"/>
        <text:p text:style-name="meeting"/>
        <text:p text:style-name="P8">The 11th International Workshop on Chiral Dynamics (CD2024)</text:p>
        <text:p text:style-name="P8"><text:s/>26-30 August 2024</text:p>
        <text:p text:style-name="P8">Ruhr University Bochum, Germany</text:p>
        <text:p text:style-name="P10"/>
      </text:section>
      <text:list text:style-name="WWNum1">
        <text:list-item>
          <text:h text:style-name="P17" text:outline-level="1"><text:s/>Introduction</text:h>
        </text:list-item>
      </text:list>
      <text:p text:style-name="Normale_20_POS"><text:span text:style-name="T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6">Cum sociis natoque penatibus et magnis dis parturient montes, nascetur ridiculus mus. In rutrum accumsan ultricies. Mauris vitae nisi at sem facilisis semper ac in est.</text:span></text:p>
      <text:list text:continue-numbering="true" text:style-name="WWNum1">
        <text:list-item>
          <text:list>
            <text:list-item>
              <text:h text:style-name="P18"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6">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6">Fusce vel volutpat elit. Nam sagittis nisi dui.</text:span></text:p>
      <text:list text:continue-numbering="true" text:style-name="WWNum1">
        <text:list-item>
          <text:list>
            <text:list-item>
              <text:list>
                <text:list-item>
                  <text:h text:style-name="P19" text:outline-level="3"><text:s/>Sub-sub-section</text:h>
                </text:list-item>
              </text:list>
            </text:list-item>
          </text:list>
        </text:list-item>
      </text:list>
      <text:p text:style-name="Normale_20_POS"><text:span text:style-name="T6">Suspendisse lectus leo, consectetur in tempor sit amet, placerat quis neque. </text:span>Etiam luctus porttitor lorem, sed suscipit est rutrum non. Curabitur lobortis nisl a enim congue semper. Aenean commodo ultrices imperdiet. <text:span text:style-name="T6">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text:style-name="WWNum2">
        <text:list-item>
          <text:p text:style-name="P22">F. Baggins, <text:span text:style-name="T7">Quantum effects of the One Ring</text:span>, <text:span text:style-name="T7">JHEP </text:span><text:span text:style-name="T8">01 </text:span>(3021) 006 [<text:span text:style-name="T9">hep-th/2001033</text:span>]</text:p>
        </text:list-item>
        <text:list-item>
          <text:p text:style-name="P22">B. Baggins, <text:span text:style-name="T7">There and back again</text:span>, Imladris Editions, Rivendell 3018.</text:p>
        </text:list-item>
        <text:list-item>
          <text:p text:style-name="P22">W.A. Mozart, <text:span text:style-name="T7">Don Giovanni</text:span>, in proceedings of <text:span text:style-name="T7">Mock conference</text:span> <text:a xlink:type="simple" xlink:href="http://pos.sissa.it/cgi-bin/reader/contribution.cgi?id=PoS(MC2000)002" text:style-name="Internet_20_link" text:visited-style-name="Visited_20_Internet_20_Link"><text:span text:style-name="T10">PoS(MC2000)002</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199cm" fo:margin-right="1.101cm" fo:margin-top="1.058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line-height="120%"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101cm" fo:margin-bottom="0cm"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loext:hyphenation-no-caps="false" loext:hyphenation-no-last-word="false" loext:hyphenation-word-char-count="no-limit" loext:hyphenation-zone="no-limit"/>
    </style:style>
    <style:style style:name="BodyContactEmail" style:family="paragraph" style:default-outline-level="">
      <style:paragraph-properties fo:margin-left="0.199cm" fo:margin-right="0cm" fo:margin-top="0.101cm" fo:margin-bottom="0cm" style:contextual-spacing="false" fo:text-align="start" style:justify-single-word="false" fo:orphans="2" fo:widows="2" fo:hyphenation-ladder-count="no-limit" fo:text-indent="0cm"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loext:hyphenation-no-last-word="false" loext:hyphenation-word-char-count="no-limit" loext:hyphenation-zone="no-limit"/>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loext:hyphenation-no-caps="false" loext:hyphenation-no-last-word="false" loext:hyphenation-word-char-count="no-limit" loext:hyphenation-zone="no-limit"/>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2"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1"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suffix="."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1%.%2%.%3%" style:num-format="1" text:display-levels="3">
        <style:list-level-properties text:list-level-position-and-space-mode="label-alignment">
          <style:list-level-label-alignment text:label-followed-by="nothing"/>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format="1" text:display-levels="3">
        <style:list-level-properties text:list-level-position-and-space-mode="label-alignment">
          <style:list-level-label-alignment text:label-followed-by="nothing"/>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2"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3"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actList">
      <text:list-level-style-number text:level="1" text:style-name="Author-superscripts" loext:num-list-format="%1%" style:num-format="a">
        <style:list-level-properties text:list-level-position-and-space-mode="label-alignment">
          <style:list-level-label-alignment text:label-followed-by="listtab" text:list-tab-stop-position="0.199cm" fo:text-indent="-0.199cm" fo:margin-left="0.1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ab-stops>
          <style:tab-stop style:position="14.801cm" style:type="right"/>
        </style:tab-stops>
      </style:paragraph-properties>
      <style:text-properties fo:font-size="6pt" fo:language="en" fo:country="US" fo:font-style="normal" officeooo:rsid="0019354d" officeooo:paragraph-rsid="005494ee" style:font-size-asian="6pt" style:font-style-asian="normal" style:font-size-complex="6pt" style:font-style-complex="normal"/>
    </style:style>
    <style:style style:name="MP4" style:family="paragraph" style:parent-style-name="Footer">
      <style:paragraph-properties>
        <style:tab-stops>
          <style:tab-stop style:position="14.801cm" style:type="right"/>
        </style:tab-stops>
      </style:paragraph-properties>
      <style:text-properties fo:font-size="6pt" fo:language="en" fo:country="US" fo:font-style="normal" officeooo:rsid="0019354d" officeooo:paragraph-rsid="005494ee" style:font-size-asian="6pt" style:font-style-asian="normal" style:font-size-complex="6pt" style:font-style-complex="normal"/>
    </style:style>
    <style:style style:name="MP5" style:family="paragraph" style:parent-style-name="Footer">
      <style:paragraph-properties>
        <style:tab-stops>
          <style:tab-stop style:position="14.801cm" style:type="right"/>
        </style:tab-stops>
      </style:paragraph-properties>
      <style:text-properties officeooo:paragraph-rsid="005494ee"/>
    </style:style>
    <style:style style:name="MP6" style:family="paragraph" style:parent-style-name="Standard">
      <style:paragraph-properties fo:text-align="center" style:justify-single-word="false"/>
      <style:text-properties fo:font-size="11pt" style:font-size-asian="11pt"/>
    </style:style>
    <style:style style:name="MP7" style:family="paragraph" style:parent-style-name="Standard">
      <style:paragraph-properties fo:text-align="center" style:justify-single-word="false"/>
    </style:style>
    <style:style style:name="MP8" style:family="paragraph" style:parent-style-name="Standard">
      <style:paragraph-properties fo:text-align="center" style:justify-single-word="false"/>
      <style:text-properties fo:font-size="9pt" style:font-size-asian="9pt"/>
    </style:style>
    <style:style style:name="MT1" style:family="text">
      <style:text-properties fo:font-size="6pt" fo:language="en" fo:country="US" fo:font-style="normal" officeooo:rsid="0019354d" style:font-size-asian="6pt" style:font-style-asian="normal" style:font-size-complex="6pt" style:font-style-complex="normal"/>
    </style:style>
    <style:style style:name="MT2" style:family="text">
      <style:text-properties fo:font-size="6pt" fo:language="en" fo:country="US" fo:font-style="italic" officeooo:rsid="0019354d" style:font-size-asian="6pt" style:font-style-asian="italic" style:font-size-complex="6pt" style:font-style-complex="italic"/>
    </style:style>
    <style:style style:name="MT3" style:family="text">
      <style:text-properties fo:font-size="6pt" officeooo:rsid="0012ff06" style:font-size-asian="6pt" style:font-size-complex="6pt"/>
    </style:style>
    <style:style style:name="MT4" style:family="text">
      <style:text-properties fo:font-size="6pt" officeooo:rsid="004775ab" style:font-size-asian="6pt" style:font-size-complex="6pt"/>
    </style:style>
    <style:style style:name="MT5" style:family="text">
      <style:text-properties fo:font-size="11pt" style:font-size-asian="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1cm" fo:page-height="29.7cm" style:num-format="1" style:print-orientation="portrait" fo:margin-top="1.321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none"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fill="none" draw:background-size="full" draw:fill-color="#729fcf"/>
    </style:style>
    <style:style style:name="Mdp2" style:family="drawing-page">
      <style:drawing-page-properties draw:fill="none" draw:background-size="full" draw:fill-color="#ffffff" draw:opacity="100%"/>
    </style:style>
    <style:style style:name="Mdp3"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itle (or short title)<text:tab/>Author(s)</text:p>
      </style:header>
      <style:footer>
        <text:p text:style-name="MP2"><text:page-number text:select-page="current">0</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15.005cm" svg:height="1.579cm" draw:z-index="0"><draw:image xlink:href="Pictures/100000010000051F0000008A7BA85E3D.png" xlink:type="simple" xlink:show="embed" xlink:actuate="onLoad" draw:mime-type="image/png"/></draw:frame></text:p>
      </style:header>
      <style:footer>
        <text:p text:style-name="MP3">© Copyright owned by the author(s) under the terms of the Creative Commons </text:p>
        <text:p text:style-name="MP4">Attribution-NonCommercial-NoDerivatives 4.0 International License (CC BY-NC-ND 4.0)</text:p>
        <text:p text:style-name="MP4">All rights for text and data mining, AI training, and similar technologies for commercial purposes, are reserved.</text:p>
        <text:p text:style-name="MP5"><text:span text:style-name="MT1">ISSN 1824-8039 . Published by SISSA Medialab.</text:span><text:span text:style-name="MT2"><text:tab/></text:span><text:a xlink:type="simple" xlink:href="http://pos.sissa.it/" text:style-name="Internet_20_link" text:visited-style-name="Visited_20_Internet_20_Link"><text:span text:style-name="Internet_20_link"><text:span text:style-name="MT3">http</text:span></text:span><text:span text:style-name="Internet_20_link"><text:span text:style-name="MT4">s</text:span></text:span><text:span text:style-name="Internet_20_link"><text:span text:style-name="MT3">://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6"/>
        <text:p text:style-name="MP7"><text:span text:style-name="MT5"><text:s text:c="5"/></text:span><text:span text:style-name="MT5"><text:page-number text:select-page="current">0</text:page-number></text:span><text:span text:style-name="MT5"><text:line-break/></text:span></text:p>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24.2.6.2$Linux_X86_64 LibreOffice_project/420$Build-2</meta:generator>
    <meta:document-statistic meta:table-count="0" meta:image-count="1" meta:object-count="0" meta:page-count="2" meta:paragraph-count="28" meta:word-count="554" meta:character-count="3746" meta:non-whitespace-character-count="32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